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sine" svg:font-family="Cousine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2" style:family="table">
      <style:table-properties style:width="16.484cm" fo:margin-left="-0.199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>
        <style:tab-stops>
          <style:tab-stop style:position="14.261cm"/>
        </style:tab-stops>
      </style:paragraph-properties>
    </style:style>
    <style:style style:name="P3" style:family="paragraph" style:parent-style-name="Standard">
      <style:text-properties fo:color="#00000a"/>
    </style:style>
    <style:style style:name="P4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20%" fo:orphans="0" fo:widows="0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/>
      <style:text-properties fo:color="#00000a" fo:font-size="12pt" style:font-name-asian="Times New Roman1" style:font-size-asian="12pt" style:font-size-complex="12pt"/>
    </style:style>
    <style:style style:name="P9" style:family="paragraph" style:parent-style-name="Standard">
      <style:paragraph-properties fo:line-height="120%"/>
    </style:style>
    <style:style style:name="P10" style:family="paragraph" style:parent-style-name="Standard">
      <style:paragraph-properties fo:line-height="150%"/>
      <style:text-properties fo:font-size="12pt" style:font-size-asian="12pt" style:font-size-complex="12pt" style:font-style-complex="italic"/>
    </style:style>
    <style:style style:name="P11" style:family="paragraph" style:parent-style-name="Standard">
      <style:paragraph-properties fo:line-height="100%" fo:padding="0cm" fo:border="none"/>
      <style:text-properties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12" style:family="paragraph" style:parent-style-name="Standard">
      <style:paragraph-properties fo:margin-left="0cm" fo:margin-right="0cm" fo:line-height="120%" fo:text-indent="1cm" style:auto-text-indent="false"/>
    </style:style>
    <style:style style:name="P13" style:family="paragraph" style:parent-style-name="Standard">
      <style:paragraph-properties fo:margin-left="0cm" fo:margin-right="0cm" fo:line-height="120%" fo:text-indent="1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margin-left="0cm" fo:margin-right="0cm" fo:line-height="120%" fo:text-indent="1cm" style:auto-text-indent="false"/>
      <style:text-properties fo:font-size="12pt" style:font-size-asian="12pt" style:font-size-complex="12pt" style:font-style-complex="italic"/>
    </style:style>
    <style:style style:name="P15" style:family="paragraph" style:parent-style-name="Standard">
      <style:paragraph-properties fo:margin-left="5.08cm" fo:margin-right="0cm" fo:line-height="120%" fo:text-indent="1.27cm" style:auto-text-indent="false"/>
    </style:style>
    <style:style style:name="P16" style:family="paragraph" style:parent-style-name="Standard">
      <style:paragraph-properties fo:margin-left="5.08cm" fo:margin-right="0cm" fo:line-height="120%" fo:text-indent="1.27cm" style:auto-text-indent="false"/>
      <style:text-properties fo:font-size="12pt" style:font-size-asian="12pt" style:font-size-complex="12pt"/>
    </style:style>
    <style:style style:name="P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font-variant="small-caps"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variant="small-caps"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line-height="150%"/>
      <style:text-properties fo:color="#00000a" fo:font-size="12pt" style:font-name-asian="Times New Roman1" style:font-size-asian="12pt" style:font-size-complex="12pt"/>
    </style:style>
    <style:style style:name="P27" style:family="paragraph" style:parent-style-name="Standard">
      <style:paragraph-properties fo:line-height="150%">
        <style:tab-stops>
          <style:tab-stop style:position="14.261cm"/>
        </style:tab-stops>
      </style:paragraph-properties>
      <style:text-properties fo:color="#00000a" fo:font-size="12pt" style:font-name-asian="Times New Roman1" style:font-size-asian="12pt" style:font-size-complex="12pt"/>
    </style:style>
    <style:style style:name="P28" style:family="paragraph" style:parent-style-name="Standard">
      <style:paragraph-properties fo:line-height="150%">
        <style:tab-stops>
          <style:tab-stop style:position="14.261cm"/>
        </style:tab-stops>
      </style:paragraph-properties>
      <style:text-properties fo:color="#00000a" fo:font-size="12pt" fo:language="en" fo:country="US" style:font-name-asian="Times New Roman1" style:font-size-asian="12pt" style:font-size-complex="12pt"/>
    </style:style>
    <style:style style:name="P29" style:family="paragraph" style:parent-style-name="Standard">
      <style:paragraph-properties fo:line-height="120%" fo:orphans="0" fo:widows="0"/>
      <style:text-properties fo:font-size="14pt" style:font-size-asian="14pt" style:font-size-complex="14pt"/>
    </style:style>
    <style:style style:name="P30" style:family="paragraph" style:parent-style-name="Standard">
      <style:paragraph-properties fo:line-height="120%"/>
      <style:text-properties fo:font-size="12pt" style:font-size-asian="12pt" style:font-size-complex="12pt" style:font-style-complex="italic"/>
    </style:style>
    <style:style style:name="P31" style:family="paragraph" style:parent-style-name="Standard">
      <style:paragraph-properties fo:line-height="150%"/>
      <style:text-properties fo:font-size="12pt" style:font-size-asian="12pt" style:font-size-complex="12pt" style:font-style-complex="italic"/>
    </style:style>
    <style:style style:name="P32" style:family="paragraph" style:parent-style-name="Standard">
      <style:paragraph-properties fo:line-height="150%">
        <style:tab-stops>
          <style:tab-stop style:position="14.261cm"/>
        </style:tab-stops>
      </style:paragraph-properties>
      <style:text-properties fo:font-size="12pt" style:font-name-asian="Calibri1" style:font-size-asian="12pt" style:language-asian="en" style:country-asian="US" style:font-size-complex="12pt"/>
    </style:style>
    <style:style style:name="P33" style:family="paragraph" style:parent-style-name="Standard">
      <style:paragraph-properties>
        <style:tab-stops>
          <style:tab-stop style:position="6.403cm"/>
        </style:tab-stops>
      </style:paragraph-properties>
      <style:text-properties fo:language="en" fo:country="US"/>
    </style:style>
    <style:style style:name="P34" style:family="paragraph" style:parent-style-name="Standard">
      <style:paragraph-properties fo:line-height="150%">
        <style:tab-stops>
          <style:tab-stop style:position="14.261cm"/>
        </style:tab-stops>
      </style:paragraph-properties>
    </style:style>
    <style:style style:name="P35" style:family="paragraph" style:parent-style-name="Standard" style:list-style-name="WWNum1">
      <style:paragraph-properties fo:line-height="120%" fo:orphans="0" fo:widows="0" fo:padding="0cm" fo:border="none">
        <style:tab-stops>
          <style:tab-stop style:position="0.501cm"/>
          <style:tab-stop style:position="2cm"/>
        </style:tab-stops>
      </style:paragraph-properties>
    </style:style>
    <style:style style:name="P36" style:family="paragraph" style:parent-style-name="Standard" style:list-style-name="WWNum1">
      <style:paragraph-properties fo:line-height="120%" fo:orphans="0" fo:widows="0" fo:padding="0cm" fo:border="none">
        <style:tab-stops>
          <style:tab-stop style:position="2cm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 style:list-style-name="WWNum1">
      <style:paragraph-properties fo:line-height="120%" fo:orphans="0" fo:widows="0" fo:padding="0cm" fo:border="none">
        <style:tab-stops>
          <style:tab-stop style:position="0.501cm"/>
          <style:tab-stop style:position="2cm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paragraph-properties fo:line-height="100%" fo:padding="0cm" fo:border="none"/>
    </style:style>
    <style:style style:name="P39" style:family="paragraph" style:parent-style-name="Standard">
      <style:paragraph-properties fo:margin-left="0cm" fo:margin-right="0cm" fo:line-height="120%" fo:text-indent="1cm" style:auto-text-indent="false"/>
      <style:text-properties fo:font-size="12pt" style:font-size-asian="12pt" style:font-size-complex="12pt" style:font-style-complex="italic"/>
    </style:style>
    <style:style style:name="P40" style:family="paragraph" style:parent-style-name="Standard">
      <style:paragraph-properties fo:margin-top="0cm" fo:margin-bottom="0cm" loext:contextual-spacing="false" fo:line-height="150%" fo:padding="0cm" fo:border="none"/>
      <style:text-properties fo:color="#00000a" fo:font-size="12pt" style:font-name-asian="Times New Roman1" style:font-size-asian="12pt" style:font-size-complex="12pt"/>
    </style:style>
    <style:style style:name="P41" style:family="paragraph" style:parent-style-name="Standard">
      <style:paragraph-properties fo:margin-top="0cm" fo:margin-bottom="0cm" loext:contextual-spacing="false" fo:line-height="150%" fo:padding="0cm" fo:border="none"/>
      <style:text-properties fo:color="#00000a" fo:font-size="12pt" officeooo:paragraph-rsid="00153ad8" style:font-name-asian="Times New Roman1" style:font-size-asian="12pt" style:font-size-complex="12pt"/>
    </style:style>
    <style:style style:name="P42" style:family="paragraph" style:parent-style-name="Standard">
      <style:paragraph-properties fo:margin-top="0cm" fo:margin-bottom="0cm" loext:contextual-spacing="false" fo:line-height="150%" fo:padding="0cm" fo:border="none"/>
      <style:text-properties fo:color="#00000a" fo:font-size="12pt" officeooo:rsid="00153ad8" officeooo:paragraph-rsid="00153ad8" style:font-name-asian="Times New Roman1" style:font-size-asian="12pt" style:font-size-complex="12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nsolas" fo:font-size="10pt" style:font-name-asian="Courier New" style:font-size-asian="10pt" style:language-asian="en" style:country-asian="US" style:font-name-complex="Consolas1" style:font-size-complex="10pt"/>
    </style:style>
    <style:style style:name="P44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  <style:text-properties fo:color="#008000" style:font-name="Consolas" fo:font-size="10pt" style:font-name-asian="Courier New" style:font-size-asian="10pt" style:language-asian="en" style:country-asian="US" style:font-name-complex="Consolas1" style:font-size-complex="10pt"/>
    </style:style>
    <style:style style:name="P45" style:family="paragraph" style:parent-style-name="Preformatted_20_Text">
      <style:paragraph-properties fo:line-height="100%" fo:padding="0cm" fo:border="none"/>
      <style:text-properties fo:color="#00000a"/>
    </style:style>
    <style:style style:name="P4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150%" fo:text-indent="0cm" style:auto-text-indent="false"/>
      <style:text-properties fo:color="#00000a" fo:font-size="12pt" officeooo:rsid="00153ad8" officeooo:paragraph-rsid="00153ad8" style:font-name-asian="Times New Roman1" style:font-size-asian="12pt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line-height="150%" fo:text-indent="0cm" style:auto-text-indent="false"/>
      <style:text-properties fo:color="#00000a" fo:font-size="12pt" officeooo:paragraph-rsid="00153ad8" style:font-name-asian="Times New Roman1" style:font-size-asian="12pt" style:font-size-complex="12pt"/>
    </style:style>
    <style:style style:name="T1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a" fo:font-size="12pt" style:font-name-asian="Times New Roman1" style:font-size-asian="12pt" style:font-size-complex="12pt"/>
    </style:style>
    <style:style style:name="T3" style:family="text">
      <style:text-properties fo:color="#00000a" fo:font-size="12pt" fo:language="en" fo:country="US" style:font-name-asian="Times New Roman1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style:font-size-asian="12pt" style:font-size-complex="12pt" style:font-style-complex="italic"/>
    </style:style>
    <style:style style:name="T11" style:family="text">
      <style:text-properties fo:font-size="12pt" fo:language="en" fo:country="US" style:font-name-asian="Calibri1" style:font-size-asian="12pt" style:language-asian="en" style:country-asian="US" style:font-size-complex="12pt"/>
    </style:style>
    <style:style style:name="T12" style:family="text">
      <style:text-properties fo:font-size="12pt" style:font-name-asian="Calibri1" style:font-size-asian="12pt" style:language-asian="en" style:country-asian="US" style:font-size-complex="12pt"/>
    </style:style>
    <style:style style:name="T13" style:family="text">
      <style:text-properties style:font-name="Symbol" fo:font-size="12pt" fo:language="en" fo:country="US" fo:font-style="italic" style:font-name-asian="Symbol1" style:font-size-asian="12pt" style:font-style-asian="italic" style:font-name-complex="Symbol1" style:font-size-complex="12pt" style:font-style-complex="italic"/>
    </style:style>
    <style:style style:name="T14" style:family="text">
      <style:text-properties fo:color="#0000ff" fo:font-size="9.5pt" fo:language="en" fo:country="US" style:font-name-asian="Calibri1" style:font-size-asian="9.5pt" style:language-asian="en" style:country-asian="US" style:font-size-complex="9.5pt"/>
    </style:style>
    <style:style style:name="T15" style:family="text">
      <style:text-properties fo:color="#0000ff" fo:font-size="12pt" style:font-name-asian="Calibri1" style:font-size-asian="12pt" style:language-asian="en" style:country-asian="US" style:font-size-complex="12pt"/>
    </style:style>
    <style:style style:name="T16" style:family="text">
      <style:text-properties fo:color="#0000ff" fo:font-size="12pt" fo:language="en" fo:country="US" style:font-name-asian="Calibri1" style:font-size-asian="12pt" style:language-asian="en" style:country-asian="US" style:font-size-complex="12pt"/>
    </style:style>
    <style:style style:name="T17" style:family="text">
      <style:text-properties fo:font-size="9.5pt" fo:language="en" fo:country="US" style:font-name-asian="Calibri1" style:font-size-asian="9.5pt" style:language-asian="en" style:country-asian="US" style:font-size-complex="9.5pt"/>
    </style:style>
    <style:style style:name="T18" style:family="text">
      <style:text-properties fo:color="#2b91af" fo:font-size="9.5pt" fo:language="en" fo:country="US" style:font-name-asian="Calibri1" style:font-size-asian="9.5pt" style:language-asian="en" style:country-asian="US" style:font-size-complex="9.5pt"/>
    </style:style>
    <style:style style:name="T19" style:family="text">
      <style:text-properties fo:color="#808080" fo:font-size="9.5pt" fo:language="en" fo:country="US" style:font-name-asian="Calibri1" style:font-size-asian="9.5pt" style:language-asian="en" style:country-asian="US" style:font-size-complex="9.5pt"/>
    </style:style>
    <style:style style:name="T20" style:family="text">
      <style:text-properties fo:color="#808080" fo:font-size="12pt" style:font-name-asian="Calibri1" style:font-size-asian="12pt" style:language-asian="en" style:country-asian="US" style:font-size-complex="12pt"/>
    </style:style>
    <style:style style:name="T21" style:family="text">
      <style:text-properties fo:color="#808080" fo:font-size="12pt" fo:language="en" fo:country="US" style:font-name-asian="Calibri1" style:font-size-asian="12pt" style:language-asian="en" style:country-asian="US" style:font-size-complex="12pt"/>
    </style:style>
    <style:style style:name="T22" style:family="text">
      <style:text-properties fo:color="#008000"/>
    </style:style>
    <style:style style:name="T23" style:family="text">
      <style:text-properties fo:color="#c0c0c0"/>
    </style:style>
    <style:style style:name="T24" style:family="text">
      <style:text-properties fo:color="#000080"/>
    </style:style>
    <style:style style:name="T25" style:family="text">
      <style:text-properties fo:color="#808000"/>
    </style:style>
    <style:style style:name="T26" style:family="text">
      <style:text-properties fo:color="#800080"/>
    </style:style>
    <style:style style:name="T27" style:family="text">
      <style:text-properties fo:color="#000000"/>
    </style:style>
    <style:style style:name="T28" style:family="text">
      <style:text-properties fo:color="#000000" officeooo:rsid="00153ad8"/>
    </style:style>
    <style:style style:name="T29" style:family="text">
      <style:text-properties officeooo:rsid="00153a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2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ОТЧЕТ</text:p>
      <text:p text:style-name="P22">по лабораторной работе № 1</text:p>
      <text:p text:style-name="P22">по дисциплине «Алгоритмы и структуры данных»</text:p>
      <text:p text:style-name="P22">Тема: Рекурсия</text:p>
      <text:p text:style-name="P4"/>
      <text:p text:style-name="P7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638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><text:s text:c="6"/>Михеева Е.Е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24">Шолохова О.М.</text:p>
          </table:table-cell>
        </table:table-row>
      </table:table>
      <text:p text:style-name="P4"/>
      <text:p text:style-name="P4"/>
      <text:p text:style-name="P4">Санкт-Петербург</text:p>
      <text:p text:style-name="P4">2017</text:p>
      <text:p text:style-name="P4"/>
      <text:p text:style-name="P4"/>
      <text:p text:style-name="P4"/>
      <text:p text:style-name="P29"><text:soft-page-break/>Ознакомление с основными понятиями и приёмами рекурсивного программирования, получение навыков программирования рекурсивных процедур и функций на языке программирования С++</text:p>
      <text:p text:style-name="P6"/>
      <text:p text:style-name="P8">1. Постановка задачи</text:p>
      <text:list xml:id="list8125515676571251827" text:style-name="WWNum1">
        <text:list-item>
          <text:p text:style-name="P36">проанализировать полученное задание, выделив рекурсивно определяемые информационные объекты и (или) действия;</text:p>
        </text:list-item>
        <text:list-item>
          <text:p text:style-name="P37">разработать программу, использующую рекурсию;</text:p>
        </text:list-item>
        <text:list-item>
          <text:p text:style-name="P37">сопоставить рекурсивное решение с итеративным решением задачи;</text:p>
        </text:list-item>
        <text:list-item>
          <text:p text:style-name="P35"><text:span text:style-name="T5">сделать вывод о целесообразности и эффективности рекурсивного решения данной задачи</text:span><text:span text:style-name="T4">.</text:span></text:p>
        </text:list-item>
      </text:list>
      <text:p text:style-name="P12"><text:span text:style-name="T1">Задание: </text:span><text:span text:style-name="T5">Построить синтаксический анализатор для понятия </text:span><text:span text:style-name="T7">вещественное число</text:span><text:span text:style-name="T5">.</text:span></text:p>
      <text:p text:style-name="P12"><text:span text:style-name="T7">вещественное_число::=<text:tab/>целое_число</text:span><text:span text:style-name="T8"> </text:span><text:span text:style-name="T7">.</text:span><text:span text:style-name="T8"> </text:span><text:span text:style-name="T7">целое_без_знака</text:span><text:span text:style-name="T8"> </text:span><text:span text:style-name="T7">|</text:span></text:p>
      <text:p text:style-name="P15"><text:span text:style-name="T7">целое_число</text:span><text:span text:style-name="T8"> </text:span><text:span text:style-name="T7">.</text:span><text:span text:style-name="T8"> </text:span><text:span text:style-name="T7">целое_без_знака</text:span><text:span text:style-name="T5">Е</text:span><text:span text:style-name="T7">целое число</text:span><text:span text:style-name="T8"> </text:span><text:span text:style-name="T7">|</text:span></text:p>
      <text:p text:style-name="P15"><text:span text:style-name="T7">целое_число</text:span><text:span text:style-name="T5">Е</text:span><text:span text:style-name="T7">целое_число</text:span></text:p>
      <text:p text:style-name="P16"/>
      <text:p text:style-name="P12"><text:span text:style-name="T7">целое_без_знака::=цифра</text:span><text:span text:style-name="T8"> </text:span><text:span text:style-name="T5">|</text:span><text:span text:style-name="T9"> </text:span><text:span text:style-name="T7">цифра <text:s/>целое_без_знака</text:span></text:p>
      <text:p text:style-name="P12"><text:span text:style-name="T7">целое_число::=целое_без_знака |</text:span><text:span text:style-name="T8"> </text:span><text:span text:style-name="T7">+ целое_без_знака |</text:span><text:span text:style-name="T8"> </text:span><text:span text:style-name="T13"></text:span><text:span text:style-name="T7">целое_без_знака</text:span></text:p>
      <text:p text:style-name="P13"/>
      <text:p text:style-name="P14">2. Основные теоретические положения.</text:p>
      <text:p text:style-name="P14">В данной задаче требуется построить синтаксический анализатор для понятия вещественное число. Понятие определенно рекурсивно, так как оно зависит от понятия целое без знака, которое определенно рекурсивно следующим образом:</text:p>
      <text:p text:style-name="P12"><text:span text:style-name="T6"><text:s/></text:span><text:span text:style-name="T7">целое_без_знака::=цифра</text:span><text:span text:style-name="T8"> </text:span><text:span text:style-name="T5">|</text:span><text:span text:style-name="T9"> </text:span><text:span text:style-name="T7">цифра <text:s/>целое_без_знака</text:span></text:p>
      <text:p text:style-name="P14"/>
      <text:p text:style-name="P9"><text:span text:style-name="T6">Вычисления заканчиваются в случае,</text:span><text:bookmark text:name="_GoBack"/><text:span text:style-name="T6"> если встречается некорректный символ или конец строки.</text:span></text:p>
      <text:p text:style-name="P30"><text:s/></text:p>
      <text:p text:style-name="P14">3. Спецификация программы. Программа предназначена для определения, является ли входная строка вещественным числом.</text:p>
      <text:p text:style-name="P14"/>
      <text:p text:style-name="P14">4. Описание программы. </text:p>
      <text:p text:style-name="P12"><text:span text:style-name="T6">Программа написана на языке С++ с использованием компилятора </text:span><text:span text:style-name="T10">cl</text:span><text:span text:style-name="T6"> версии</text:span></text:p>
      <text:p text:style-name="P12"><text:span text:style-name="T6">17.00.60610.1 для </text:span><text:span text:style-name="T10">x</text:span><text:span text:style-name="T6">64. </text:span></text:p>
      <text:p text:style-name="P14">Входными данными для программы является строка, вводимая пользователем с клавиатуры. Выходными данными является сообщение о том, является ли строка вещественным числом, и если нет, то выводится причина, по которой оно не является.</text:p>
      <text:p text:style-name="P10">5. Анализ полученных результатов</text:p>
      <text:p text:style-name="P10"/>
      <text:p text:style-name="P10"><text:soft-page-break/></text:p>
      <text:p text:style-name="P10">Пример диалога с пользователем:</text:p>
      <text:p text:style-name="P10">Введите строку: 12.3456</text:p>
      <text:p text:style-name="P10">Число вещественное</text:p>
      <text:p text:style-name="P27">Реализация.</text:p>
      <text:p text:style-name="P27"><text:span text:style-name="T12"/></text:p>
      <text:p text:style-name="P8">6. Тестировани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0">Входные данные</text:p>
          </table:table-cell>
          <table:table-cell table:style-name="Таблица2.A1" office:value-type="string">
            <text:p text:style-name="P40">Выходные данные </text:p>
          </table:table-cell>
        </table:table-row>
        <table:table-row table:style-name="Таблица2.1">
          <table:table-cell table:style-name="Таблица2.A1" office:value-type="string">
            <text:p text:style-name="P40">12.54</text:p>
          </table:table-cell>
          <table:table-cell table:style-name="Таблица2.A1" office:value-type="string">
            <text:p text:style-name="P42">12.54 good</text:p>
          </table:table-cell>
        </table:table-row>
        <table:table-row table:style-name="Таблица2.1">
          <table:table-cell table:style-name="Таблица2.A1" office:value-type="string">
            <text:p text:style-name="P40">234</text:p>
          </table:table-cell>
          <table:table-cell table:style-name="Таблица2.A1" office:value-type="string">
            <text:p text:style-name="P42">234 point or_exp expected</text:p>
          </table:table-cell>
        </table:table-row>
        <table:table-row table:style-name="Таблица2.1">
          <table:table-cell table:style-name="Таблица2.A1" office:value-type="string">
            <text:p text:style-name="P40">12е5</text:p>
          </table:table-cell>
          <table:table-cell table:style-name="Таблица2.A1" office:value-type="string">
            <text:p text:style-name="P42">good</text:p>
          </table:table-cell>
        </table:table-row>
        <table:table-row table:style-name="Таблица2.1">
          <table:table-cell table:style-name="Таблица2.A1" office:value-type="string">
            <text:p text:style-name="P40">23а4</text:p>
          </table:table-cell>
          <table:table-cell table:style-name="Таблица2.A1" office:value-type="string">
            <text:p text:style-name="P42">23 signed integer expected</text:p>
          </table:table-cell>
        </table:table-row>
        <table:table-row table:style-name="Таблица2.1">
          <table:table-cell table:style-name="Таблица2.A1" office:value-type="string">
            <text:p text:style-name="P40">12е5.6</text:p>
          </table:table-cell>
          <table:table-cell table:style-name="Таблица2.A1" office:value-type="string">
            <text:p text:style-name="P42">12e5 unsigned integer expected</text:p>
          </table:table-cell>
        </table:table-row>
        <table:table-row table:style-name="Таблица2.1">
          <table:table-cell table:style-name="Таблица2.A1" office:value-type="string">
            <text:p text:style-name="P40">12е6е4</text:p>
          </table:table-cell>
          <table:table-cell table:style-name="Таблица2.A1" office:value-type="string">
            <text:p text:style-name="P42">12e6 unsigned integer expected</text:p>
          </table:table-cell>
        </table:table-row>
        <table:table-row table:style-name="Таблица2.1">
          <table:table-cell table:style-name="Таблица2.A1" office:value-type="string">
            <text:p text:style-name="P40">12.56е6</text:p>
          </table:table-cell>
          <table:table-cell table:style-name="Таблица2.A1" office:value-type="string">
            <text:p text:style-name="P41">12.56е6 <text:span text:style-name="T29">good</text:span></text:p>
          </table:table-cell>
        </table:table-row>
      </table:table>
      <text:p text:style-name="P8"/>
      <text:p text:style-name="P8">Выводы: </text:p>
      <text:p text:style-name="P8">1. Программа корректно определяет, является ли число вещественным</text:p>
      <text:p text:style-name="P8">2. <text:s/>В ходе выполнения работы была освоена рекурсия и работа с рекурсивными функциями.</text:p>
      <text:p text:style-name="P50"><text:span text:style-name="T25">bool</text:span><text:span text:style-name="T23"> </text:span><text:span text:style-name="T27">digit(</text:span>istream<text:span text:style-name="T23"> </text:span><text:span text:style-name="T27">&amp;in)</text:span></text:p>
      <text:p text:style-name="P50"><text:span text:style-name="T27">Проверяет, является ли символ цифрой</text:span></text:p>
      <text:p text:style-name="P51"><text:span text:style-name="T25">bool</text:span><text:span text:style-name="T23"> </text:span><text:span text:style-name="T27">unsigned_int(</text:span>istream<text:span text:style-name="T23"> </text:span><text:span text:style-name="T27">&amp;in)</text:span></text:p>
      <text:p text:style-name="P50"><text:span text:style-name="T27">Проверяет, является ли число беззнаковым целым</text:span></text:p>
      <text:p text:style-name="P51"><text:span text:style-name="T25">bool</text:span><text:span text:style-name="T23"> </text:span><text:span text:style-name="T27">signed_int(</text:span>istream<text:span text:style-name="T23"> </text:span><text:span text:style-name="T27">&amp;in)</text:span></text:p>
      <text:p text:style-name="P50"><text:span text:style-name="T27">Проверяет, является ли число знаковым целым</text:span></text:p>
      <text:p text:style-name="P51"><text:span text:style-name="T26">fail_type</text:span><text:span text:style-name="T23"> </text:span><text:span text:style-name="T27">real(</text:span>istream<text:span text:style-name="T23"> </text:span><text:span text:style-name="T27">&amp;in</text:span><text:span text:style-name="T28">)</text:span></text:p>
      <text:p text:style-name="P50"><text:span text:style-name="T28">П</text:span><text:span text:style-name="T27">роверяет, является ли число вещественным. Возврращает тип ошибки</text:span></text:p>
      <text:p text:style-name="P8"/>
      <text:p text:style-name="P8"/>
      <text:p text:style-name="P1"><text:span text:style-name="T2">Приложение </text:span><text:span text:style-name="T3">A</text:span><text:span text:style-name="T2">. Исходный код.</text:span></text:p>
      <text:p text:style-name="P44">//</text:p>
      <text:p text:style-name="P18"><text:span text:style-name="T22">//</text:span><text:span text:style-name="T23"> </text:span><text:span text:style-name="T22">Лабораторная</text:span><text:span text:style-name="T23"> </text:span><text:span text:style-name="T22">работа</text:span><text:span text:style-name="T23"> </text:span><text:span text:style-name="T22">№1</text:span></text:p>
      <text:p text:style-name="P18"><text:span text:style-name="T22">//</text:span><text:span text:style-name="T23"> </text:span><text:span text:style-name="T22">lab1.cpp</text:span></text:p>
      <text:p text:style-name="P18"><text:span text:style-name="T22">//</text:span><text:span text:style-name="T23"> </text:span><text:span text:style-name="T22">Михеева</text:span><text:span text:style-name="T23"> </text:span><text:span text:style-name="T22">Екатерина,</text:span><text:span text:style-name="T23"> </text:span><text:span text:style-name="T22">группа</text:span><text:span text:style-name="T23"> </text:span><text:span text:style-name="T22">6383</text:span></text:p>
      <text:p text:style-name="P18"><text:span text:style-name="T22">//</text:span><text:span text:style-name="T23"> </text:span><text:span text:style-name="T22">16.09.17</text:span></text:p>
      <text:p text:style-name="P17"><text:span text:style-name="T22">//</text:span><text:span text:style-name="T23"> </text:span><text:span text:style-name="T22">Программа</text:span><text:span text:style-name="T23"> </text:span><text:span text:style-name="T22">для</text:span><text:span text:style-name="T23"> </text:span><text:span text:style-name="T22">определения,</text:span><text:span text:style-name="T23"> </text:span><text:span text:style-name="T22">является</text:span><text:span text:style-name="T23"> </text:span><text:span text:style-name="T22">ли</text:span><text:span text:style-name="T23"> </text:span><text:span text:style-name="T22">введенная</text:span><text:span text:style-name="T23"> </text:span><text:span text:style-name="T22">строка</text:span><text:span text:style-name="T23"> </text:span><text:span text:style-name="T22">вещественным</text:span><text:span text:style-name="T23"> </text:span><text:span text:style-name="T22">//числом</text:span></text:p>
      <text:p text:style-name="P18"><text:span text:style-name="T22">//</text:span><text:span text:style-name="T23"> </text:span><text:span text:style-name="T22">вещественное_число::=</text:span><text:span text:style-name="T23"> <text:s text:c="7"/></text:span><text:span text:style-name="T22">целое_число</text:span><text:span text:style-name="T23"> </text:span><text:span text:style-name="T22">.</text:span><text:span text:style-name="T23"> </text:span><text:span text:style-name="T22">целое_без_знака</text:span><text:span text:style-name="T23"> </text:span><text:span text:style-name="T22">|</text:span></text:p>
      <text:p text:style-name="P18"><text:span text:style-name="T22">//целое_число</text:span><text:span text:style-name="T23"> </text:span><text:span text:style-name="T22">.</text:span><text:span text:style-name="T23"> </text:span><text:span text:style-name="T22">целое_без_знакаЕцелое</text:span><text:span text:style-name="T23"> </text:span><text:span text:style-name="T22">число</text:span><text:span text:style-name="T23"> </text:span><text:span text:style-name="T22">|</text:span></text:p>
      <text:p text:style-name="P19"><text:soft-page-break/>//целое_числоЕцелое_число</text:p>
      <text:p text:style-name="P18"><text:span text:style-name="T22">//целое_без_знака::=цифра</text:span><text:span text:style-name="T23"> </text:span><text:span text:style-name="T22">|</text:span><text:span text:style-name="T23"> </text:span><text:span text:style-name="T22">цифра</text:span><text:span text:style-name="T23"> <text:s/></text:span><text:span text:style-name="T22">целое_без_знака</text:span></text:p>
      <text:p text:style-name="P17"><text:span text:style-name="T22">//целое_число::=целое_без_знака</text:span><text:span text:style-name="T23"> </text:span><text:span text:style-name="T22">|</text:span><text:span text:style-name="T23"> </text:span><text:span text:style-name="T22">+</text:span><text:span text:style-name="T23"> </text:span><text:span text:style-name="T22">целое_без_знака</text:span><text:span text:style-name="T23"> </text:span><text:span text:style-name="T22">|</text:span><text:span text:style-name="T23"> </text:span><text:span text:style-name="T22">целое_без_знака</text:span></text:p>
      <text:p text:style-name="P43"><text:bookmark-start text:name="__DdeLink__2340_1714896939"/></text:p>
      <text:p text:style-name="P11"/>
      <text:p text:style-name="P45"><text:bookmark-end text:name="__DdeLink__2340_1714896939"/><text:span text:style-name="T24">#include</text:span><text:span text:style-name="T22">&lt;iostream&gt;</text:span></text:p>
      <text:p text:style-name="P18"><text:span text:style-name="T25">using</text:span><text:span text:style-name="T23"> </text:span><text:span text:style-name="T25">namespace</text:span><text:span text:style-name="T23"> </text:span>std<text:span text:style-name="T27">;</text:span></text:p>
      <text:p text:style-name="P18"><text:span text:style-name="T22">//вещественное_число::=</text:span><text:span text:style-name="T23"> </text:span><text:span text:style-name="T22">Целое_число</text:span><text:span text:style-name="T23"> </text:span><text:span text:style-name="T22">.</text:span><text:span text:style-name="T23"> </text:span><text:span text:style-name="T22">целое_без_знака</text:span><text:span text:style-name="T23"> </text:span><text:span text:style-name="T22">|</text:span><text:span text:style-name="T23"> </text:span><text:span text:style-name="T22">Целое_число</text:span><text:span text:style-name="T23"> </text:span><text:span text:style-name="T22">.</text:span><text:span text:style-name="T23"> </text:span><text:span text:style-name="T22">целое_без_знакаЕцелое</text:span><text:span text:style-name="T23"> </text:span><text:span text:style-name="T22">число</text:span><text:span text:style-name="T23"> </text:span><text:span text:style-name="T22">|</text:span><text:span text:style-name="T23"> </text:span><text:span text:style-name="T22">Целое_числоЕцелое_число</text:span></text:p>
      <text:p text:style-name="P18"><text:span text:style-name="T22">//Целое_без_знака::=цифра</text:span><text:span text:style-name="T23"> </text:span><text:span text:style-name="T22">|</text:span><text:span text:style-name="T23"> </text:span><text:span text:style-name="T22">цифра</text:span><text:span text:style-name="T23"> </text:span><text:span text:style-name="T22">целое_без_знака</text:span></text:p>
      <text:p text:style-name="P18"><text:span text:style-name="T22">//целое_число::=целое_без_знака</text:span><text:span text:style-name="T23"> </text:span><text:span text:style-name="T22">|</text:span><text:span text:style-name="T23"> </text:span><text:span text:style-name="T22">+</text:span><text:span text:style-name="T23"> </text:span><text:span text:style-name="T22">целое_без_знака</text:span><text:span text:style-name="T23"> </text:span><text:span text:style-name="T22">|</text:span><text:span text:style-name="T23"> </text:span><text:span text:style-name="T22">-</text:span><text:span text:style-name="T23"> </text:span><text:span text:style-name="T22">целое_без_знака</text:span></text:p>
      <text:p text:style-name="P18"><text:span text:style-name="T25">enum</text:span><text:span text:style-name="T23"> </text:span><text:span text:style-name="T26">fail_type</text:span></text:p>
      <text:p text:style-name="P47">{</text:p>
      <text:p text:style-name="P18"><text:span text:style-name="T23"><text:s text:c="4"/></text:span><text:span text:style-name="T26">good</text:span><text:span text:style-name="T27">,</text:span></text:p>
      <text:p text:style-name="P18"><text:span text:style-name="T23"><text:s text:c="4"/></text:span><text:span text:style-name="T26">u_int_expeced</text:span><text:span text:style-name="T27">,</text:span></text:p>
      <text:p text:style-name="P18"><text:span text:style-name="T23"><text:s text:c="4"/></text:span><text:span text:style-name="T26">s_int_expeced</text:span><text:span text:style-name="T27">,</text:span></text:p>
      <text:p text:style-name="P17"><text:span text:style-name="T23"><text:s text:c="4"/></text:span><text:span text:style-name="T26">exp_or_point_expected</text:span></text:p>
      <text:p text:style-name="P47">};</text:p>
      <text:p text:style-name="P18"><text:span text:style-name="T25">bool</text:span><text:span text:style-name="T23"> </text:span><text:span text:style-name="T27">digit(</text:span>istream<text:span text:style-name="T23"> </text:span><text:span text:style-name="T27">&amp;in){</text:span></text:p>
      <text:p text:style-name="P18"><text:span text:style-name="T23"><text:s text:c="4"/></text:span><text:span text:style-name="T25">return</text:span><text:span text:style-name="T23"> </text:span>isdigit<text:span text:style-name="T27">(in.</text:span>peek<text:span text:style-name="T27">());</text:span></text:p>
      <text:p text:style-name="P47">}</text:p>
      <text:p text:style-name="P18"><text:span text:style-name="T25">void</text:span><text:span text:style-name="T23"> </text:span><text:span text:style-name="T27">read_digit(</text:span>istream<text:span text:style-name="T23"> </text:span><text:span text:style-name="T27">&amp;in){</text:span></text:p>
      <text:p text:style-name="P18"><text:span text:style-name="T23"><text:s text:c="4"/></text:span><text:span text:style-name="T25">if</text:span><text:span text:style-name="T27">(!digit(in))</text:span><text:span text:style-name="T25">return</text:span><text:span text:style-name="T27">;</text:span></text:p>
      <text:p text:style-name="P18"><text:span text:style-name="T23"><text:s text:c="4"/></text:span>cout<text:span text:style-name="T27">&lt;&lt;((</text:span><text:span text:style-name="T25">char</text:span><text:span text:style-name="T27">)in.</text:span>get<text:span text:style-name="T27">());</text:span></text:p>
      <text:p text:style-name="P18"><text:span text:style-name="T23"><text:s text:c="4"/></text:span><text:span text:style-name="T27">read_digit(in);</text:span></text:p>
      <text:p text:style-name="P47">}</text:p>
      <text:p text:style-name="P18"><text:span text:style-name="T25">bool</text:span><text:span text:style-name="T23"> </text:span><text:span text:style-name="T27">unsigned_int(</text:span>istream<text:span text:style-name="T23"> </text:span><text:span text:style-name="T27">&amp;in){</text:span></text:p>
      <text:p text:style-name="P18"><text:span text:style-name="T23"><text:s text:c="4"/></text:span><text:span text:style-name="T25">if</text:span><text:span text:style-name="T27">(!digit(in))</text:span><text:span text:style-name="T25">return</text:span><text:span text:style-name="T23"> </text:span><text:span text:style-name="T25">false</text:span><text:span text:style-name="T27">;</text:span></text:p>
      <text:p text:style-name="P18"><text:span text:style-name="T23"><text:s text:c="4"/></text:span><text:span text:style-name="T27">read_digit(in);</text:span></text:p>
      <text:p text:style-name="P18"><text:span text:style-name="T23"><text:s text:c="4"/></text:span><text:span text:style-name="T25">return</text:span><text:span text:style-name="T23"> </text:span><text:span text:style-name="T25">true</text:span><text:span text:style-name="T27">;</text:span></text:p>
      <text:p text:style-name="P47">}</text:p>
      <text:p text:style-name="P18"><text:span text:style-name="T25">bool</text:span><text:span text:style-name="T23"> </text:span><text:span text:style-name="T27">signed_int(</text:span>istream<text:span text:style-name="T23"> </text:span><text:span text:style-name="T27">&amp;in){</text:span></text:p>
      <text:p text:style-name="P18"><text:span text:style-name="T23"><text:s text:c="4"/></text:span><text:span text:style-name="T25">if</text:span><text:span text:style-name="T27">(in.</text:span>peek<text:span text:style-name="T27">()==</text:span><text:span text:style-name="T22">'-'</text:span><text:span text:style-name="T27">||in.</text:span>peek<text:span text:style-name="T27">()==</text:span><text:span text:style-name="T22">'+'</text:span><text:span text:style-name="T27">)</text:span><text:span text:style-name="T23"> </text:span>cout<text:span text:style-name="T27">&lt;&lt;((</text:span><text:span text:style-name="T25">char</text:span><text:span text:style-name="T27">)in.</text:span>get<text:span text:style-name="T27">());</text:span></text:p>
      <text:p text:style-name="P18"><text:span text:style-name="T23"><text:s text:c="4"/></text:span><text:span text:style-name="T25">return</text:span><text:span text:style-name="T23"> </text:span><text:span text:style-name="T27">unsigned_int(in);</text:span></text:p>
      <text:p text:style-name="P47">}</text:p>
      <text:p text:style-name="P17"><text:span text:style-name="T25">bool</text:span><text:span text:style-name="T23"> </text:span><text:span text:style-name="T27">end_of_line(</text:span><text:span text:style-name="T25">char</text:span><text:span text:style-name="T23"> </text:span><text:span text:style-name="T27">c){</text:span></text:p>
      <text:p text:style-name="P18"><text:span text:style-name="T23"><text:s text:c="4"/></text:span><text:span text:style-name="T25">return</text:span><text:span text:style-name="T23"> </text:span><text:span text:style-name="T27">c==</text:span><text:span text:style-name="T22">'\n'</text:span><text:span text:style-name="T27">;</text:span></text:p>
      <text:p text:style-name="P47">}</text:p>
      <text:p text:style-name="P18"><text:span text:style-name="T26">fail_type</text:span><text:span text:style-name="T23"> </text:span><text:span text:style-name="T27">real(</text:span>istream<text:span text:style-name="T23"> </text:span><text:span text:style-name="T27">&amp;in){</text:span></text:p>
      <text:p text:style-name="P17"><text:span text:style-name="T23"><text:s text:c="2"/></text:span><text:span text:style-name="T25">if</text:span><text:span text:style-name="T27">(!signed_int(in))</text:span><text:span text:style-name="T25">return</text:span><text:span text:style-name="T23"> </text:span><text:span text:style-name="T26">s_int_expeced</text:span><text:span text:style-name="T27">;</text:span></text:p>
      <text:p text:style-name="P18"><text:soft-page-break/><text:span text:style-name="T23"><text:s text:c="4"/></text:span><text:span text:style-name="T25">switch</text:span><text:span text:style-name="T27">(in.</text:span>peek<text:span text:style-name="T27">()){</text:span></text:p>
      <text:p text:style-name="P17"><text:span text:style-name="T23"><text:s text:c="8"/></text:span><text:span text:style-name="T25">case</text:span><text:span text:style-name="T23"> </text:span><text:span text:style-name="T22">'e'</text:span><text:span text:style-name="T27">:</text:span></text:p>
      <text:p text:style-name="P18"><text:span text:style-name="T23"><text:s text:c="12"/></text:span>cout<text:span text:style-name="T27">&lt;&lt;((</text:span><text:span text:style-name="T25">char</text:span><text:span text:style-name="T27">)in.</text:span>get<text:span text:style-name="T27">());</text:span></text:p>
      <text:p text:style-name="P17"><text:span text:style-name="T23"><text:s text:c="12"/></text:span><text:span text:style-name="T25">if</text:span><text:span text:style-name="T27">(!signed_int(in)){</text:span></text:p>
      <text:p text:style-name="P18"><text:span text:style-name="T23"><text:s text:c="15"/></text:span><text:span text:style-name="T25">return</text:span><text:span text:style-name="T23"> </text:span><text:span text:style-name="T26">s_int_expeced</text:span><text:span text:style-name="T27">;</text:span></text:p>
      <text:p text:style-name="P18"><text:span text:style-name="T23"><text:s text:c="12"/></text:span><text:span text:style-name="T27">}</text:span></text:p>
      <text:p text:style-name="P17"><text:span text:style-name="T23"><text:s text:c="12"/></text:span><text:span text:style-name="T25">if</text:span><text:span text:style-name="T27">(!end_of_line(in.</text:span>peek<text:span text:style-name="T27">())){</text:span></text:p>
      <text:p text:style-name="P18"><text:span text:style-name="T23"><text:s text:c="16"/></text:span><text:span text:style-name="T25">return</text:span><text:span text:style-name="T23"> </text:span><text:span text:style-name="T26">s_int_expeced</text:span><text:span text:style-name="T27">;</text:span></text:p>
      <text:p text:style-name="P18"><text:span text:style-name="T23"><text:s text:c="12"/></text:span><text:span text:style-name="T27">}</text:span></text:p>
      <text:p text:style-name="P18"><text:span text:style-name="T23"><text:s text:c="12"/></text:span>cout<text:span text:style-name="T27">&lt;&lt;((</text:span><text:span text:style-name="T25">char</text:span><text:span text:style-name="T27">)in.</text:span>get<text:span text:style-name="T27">());</text:span></text:p>
      <text:p text:style-name="P18"><text:span text:style-name="T23"><text:s text:c="12"/></text:span><text:span text:style-name="T25">return</text:span><text:span text:style-name="T23"> </text:span><text:span text:style-name="T26">good</text:span><text:span text:style-name="T27">;</text:span></text:p>
      <text:p text:style-name="P18"><text:span text:style-name="T23"><text:s text:c="8"/></text:span><text:span text:style-name="T25">case</text:span><text:span text:style-name="T23"> </text:span><text:span text:style-name="T22">'.'</text:span><text:span text:style-name="T27">:</text:span></text:p>
      <text:p text:style-name="P18"><text:span text:style-name="T23"><text:s text:c="12"/></text:span>cout<text:span text:style-name="T27">&lt;&lt;((</text:span><text:span text:style-name="T25">char</text:span><text:span text:style-name="T27">)in.</text:span>get<text:span text:style-name="T27">());</text:span></text:p>
      <text:p text:style-name="P18"><text:span text:style-name="T23"><text:s text:c="12"/></text:span><text:span text:style-name="T25">if</text:span><text:span text:style-name="T27">(!unsigned_int(in))</text:span><text:span text:style-name="T25">return</text:span><text:span text:style-name="T23"> </text:span><text:span text:style-name="T26">u_int_expeced</text:span><text:span text:style-name="T27">;</text:span></text:p>
      <text:p text:style-name="P18"><text:span text:style-name="T23"><text:s text:c="12"/></text:span><text:span text:style-name="T25">if</text:span><text:span text:style-name="T27">(end_of_line(in.</text:span>peek<text:span text:style-name="T27">()))</text:span><text:span text:style-name="T25">return</text:span><text:span text:style-name="T23"> </text:span><text:span text:style-name="T26">good</text:span><text:span text:style-name="T27">;</text:span></text:p>
      <text:p text:style-name="P18"><text:span text:style-name="T23"><text:s text:c="12"/></text:span><text:span text:style-name="T25">if</text:span><text:span text:style-name="T27">(in.</text:span>peek<text:span text:style-name="T27">()!=</text:span><text:span text:style-name="T22">'e'</text:span><text:span text:style-name="T27">)</text:span><text:span text:style-name="T25">return</text:span><text:span text:style-name="T23"> </text:span><text:span text:style-name="T26">u_int_expeced</text:span><text:span text:style-name="T27">;</text:span></text:p>
      <text:p text:style-name="P18"><text:span text:style-name="T23"><text:s text:c="12"/></text:span>cout<text:span text:style-name="T27">&lt;&lt;((</text:span><text:span text:style-name="T25">char</text:span><text:span text:style-name="T27">)in.</text:span>get<text:span text:style-name="T27">());</text:span></text:p>
      <text:p text:style-name="P18"><text:span text:style-name="T23"><text:s text:c="12"/></text:span><text:span text:style-name="T25">if</text:span><text:span text:style-name="T27">(!signed_int(in))</text:span><text:span text:style-name="T25">return</text:span><text:span text:style-name="T23"> </text:span><text:span text:style-name="T26">u_int_expeced</text:span><text:span text:style-name="T27">;</text:span></text:p>
      <text:p text:style-name="P18"><text:span text:style-name="T23"><text:s text:c="12"/></text:span><text:span text:style-name="T25">if</text:span><text:span text:style-name="T27">(!end_of_line(in.</text:span>peek<text:span text:style-name="T27">()))</text:span><text:span text:style-name="T25">return</text:span><text:span text:style-name="T23"> </text:span><text:span text:style-name="T26">u_int_expeced</text:span><text:span text:style-name="T27">;</text:span></text:p>
      <text:p text:style-name="P18"><text:span text:style-name="T23"><text:s text:c="12"/></text:span>std<text:span text:style-name="T27">::</text:span>cout<text:span text:style-name="T27">&lt;&lt;((</text:span><text:span text:style-name="T25">char</text:span><text:span text:style-name="T27">)in.</text:span>get<text:span text:style-name="T27">());</text:span></text:p>
      <text:p text:style-name="P17"><text:span text:style-name="T23"><text:s text:c="12"/></text:span><text:span text:style-name="T25">return</text:span><text:span text:style-name="T23"> </text:span><text:span text:style-name="T26">good</text:span><text:span text:style-name="T27">;</text:span></text:p>
      <text:p text:style-name="P17"><text:span text:style-name="T23"><text:s text:c="8"/></text:span><text:span text:style-name="T25">default</text:span><text:span text:style-name="T27">:</text:span></text:p>
      <text:p text:style-name="P17"><text:span text:style-name="T23"><text:s text:c="8"/></text:span><text:span text:style-name="T25">return</text:span><text:span text:style-name="T23"> </text:span><text:span text:style-name="T26">exp_or_point_expected</text:span><text:span text:style-name="T27">;</text:span></text:p>
      <text:p text:style-name="P49">}</text:p>
      <text:p text:style-name="P49">}</text:p>
      <text:p text:style-name="P18"><text:span text:style-name="T25">void</text:span><text:span text:style-name="T23"> </text:span><text:span text:style-name="T27">print_res(</text:span><text:span text:style-name="T26">fail_type</text:span><text:span text:style-name="T23"> </text:span><text:span text:style-name="T27">res)</text:span></text:p>
      <text:p text:style-name="P49">{</text:p>
      <text:p text:style-name="P18"><text:span text:style-name="T23"><text:s text:c="4"/></text:span>cout<text:span text:style-name="T27">&lt;&lt;</text:span>endl<text:span text:style-name="T27">;</text:span></text:p>
      <text:p text:style-name="P18"><text:span text:style-name="T23"><text:s text:c="4"/></text:span><text:span text:style-name="T25">if</text:span><text:span text:style-name="T23"> </text:span><text:span text:style-name="T27">(res</text:span><text:span text:style-name="T23"> </text:span><text:span text:style-name="T27">==</text:span><text:span text:style-name="T23"> </text:span><text:span text:style-name="T26">good</text:span><text:span text:style-name="T27">)</text:span><text:span text:style-name="T23"> </text:span>cout<text:span text:style-name="T27">&lt;&lt;</text:span><text:span text:style-name="T22">"good"</text:span><text:span text:style-name="T27">;</text:span></text:p>
      <text:p text:style-name="P18"><text:span text:style-name="T23"><text:s text:c="4"/></text:span><text:span text:style-name="T25">if</text:span><text:span text:style-name="T23"> </text:span><text:span text:style-name="T27">(res</text:span><text:span text:style-name="T23"> </text:span><text:span text:style-name="T27">==</text:span><text:span text:style-name="T23"> </text:span><text:span text:style-name="T26">u_int_expeced</text:span><text:span text:style-name="T27">)</text:span><text:span text:style-name="T23"> </text:span>cout<text:span text:style-name="T27">&lt;&lt;</text:span><text:span text:style-name="T22">"fail!</text:span><text:span text:style-name="T23"> </text:span><text:span text:style-name="T22">Ожидалось</text:span><text:span text:style-name="T23"> </text:span><text:span text:style-name="T22">unsigned</text:span><text:span text:style-name="T23"> </text:span><text:span text:style-name="T22">int"</text:span><text:span text:style-name="T27">&lt;&lt;</text:span>endl<text:span text:style-name="T27">;</text:span></text:p>
      <text:p text:style-name="P18"><text:span text:style-name="T23"><text:s text:c="4"/></text:span><text:span text:style-name="T25">if</text:span><text:span text:style-name="T23"> </text:span><text:span text:style-name="T27">(res</text:span><text:span text:style-name="T23"> </text:span><text:span text:style-name="T27">==</text:span><text:span text:style-name="T23"> </text:span><text:span text:style-name="T26">s_int_expeced</text:span><text:span text:style-name="T27">)</text:span><text:span text:style-name="T23"> </text:span>cout<text:span text:style-name="T27">&lt;&lt;</text:span><text:span text:style-name="T22">"fail!</text:span><text:span text:style-name="T23"> </text:span><text:span text:style-name="T22">Ожидалось</text:span><text:span text:style-name="T23"> </text:span><text:span text:style-name="T22">signed</text:span><text:span text:style-name="T23"> </text:span><text:span text:style-name="T22">int"</text:span><text:span text:style-name="T27">&lt;&lt;</text:span>endl<text:span text:style-name="T27">;</text:span></text:p>
      <text:p text:style-name="P18"><text:span text:style-name="T23"><text:s text:c="4"/></text:span><text:span text:style-name="T25">if</text:span><text:span text:style-name="T23"> </text:span><text:span text:style-name="T27">(res</text:span><text:span text:style-name="T23"> </text:span><text:span text:style-name="T27">==</text:span><text:span text:style-name="T23"> </text:span><text:span text:style-name="T26">exp_or_point_expected</text:span><text:span text:style-name="T27">)</text:span><text:span text:style-name="T23"> </text:span>cout<text:span text:style-name="T27">&lt;&lt;</text:span><text:span text:style-name="T22">"fail!</text:span><text:span text:style-name="T23"> </text:span><text:span text:style-name="T22">Ожидалось</text:span><text:span text:style-name="T23"> </text:span><text:span text:style-name="T22">e</text:span><text:span text:style-name="T23"> </text:span><text:span text:style-name="T22">или</text:span><text:span text:style-name="T23"> </text:span><text:span text:style-name="T22">точка"</text:span><text:span text:style-name="T27">&lt;&lt;</text:span>endl<text:span text:style-name="T27">;</text:span></text:p>
      <text:p text:style-name="P47">}</text:p>
      <text:p text:style-name="P18"><text:span text:style-name="T25">int</text:span><text:span text:style-name="T23"> </text:span><text:span text:style-name="T27">main(){</text:span></text:p>
      <text:p text:style-name="P18"><text:span text:style-name="T23"><text:s text:c="3"/></text:span><text:span text:style-name="T22">//</text:span><text:span text:style-name="T23"> </text:span><text:span text:style-name="T22">fail_type</text:span><text:span text:style-name="T23"> </text:span><text:span text:style-name="T22">res;</text:span></text:p>
      <text:p text:style-name="P18">cout<text:span text:style-name="T27">&lt;&lt;</text:span><text:span text:style-name="T22">"Введите</text:span><text:span text:style-name="T23"> </text:span><text:span text:style-name="T22">строку"</text:span><text:span text:style-name="T27">&lt;&lt;</text:span>endl<text:span text:style-name="T27">;</text:span></text:p>
      <text:p text:style-name="P18"><text:span text:style-name="T23"><text:s text:c="7"/></text:span><text:span text:style-name="T27">print_res(real(</text:span>cin<text:span text:style-name="T27">));</text:span></text:p>
      <text:p text:style-name="P18"><text:span text:style-name="T23"><text:s text:c="4"/></text:span><text:span text:style-name="T25">return</text:span><text:span text:style-name="T23"> </text:span><text:span text:style-name="T24">0</text:span><text:span text:style-name="T27">;</text:span></text:p>
      <text:p text:style-name="P47">}</text:p>
      <text:p text:style-name="P45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sine" svg:font-family="Cousine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padding="0cm" fo:border="no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катерина Михеева</meta:initial-creator>
    <meta:editing-cycles>16</meta:editing-cycles>
    <meta:creation-date>2017-09-15T20:45:00</meta:creation-date>
    <dc:date>2017-10-16T17:40:24.522907786</dc:date>
    <meta:editing-duration>PT6H6M55S</meta:editing-duration>
    <meta:generator>LibreOffice/5.1.6.2$Linux_X86_64 LibreOffice_project/10m0$Build-2</meta:generator>
    <meta:document-statistic meta:table-count="2" meta:image-count="0" meta:object-count="0" meta:page-count="6" meta:paragraph-count="156" meta:word-count="551" meta:character-count="5246" meta:non-whitespace-character-count="447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